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d0774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1e6dad" officeooo:paragraph-rsid="001e6da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0466f" officeooo:paragraph-rsid="0020466f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20466f" officeooo:paragraph-rsid="0020466f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20466f" officeooo:paragraph-rsid="0020466f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officeooo:rsid="001d07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46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Dispositivos de almacenamiento</text:span></text:h>
      <text:list xml:id="list1265005741" text:style-name="L1">
        <text:list-item>
          <text:p text:style-name="P2"><text:bookmark text:name="yui_3_18_1_1_1730375600809_91"/>¿Cuál es la función principal de un disco duro en un sistema microinformático?</text:p>
          <text:p text:style-name="P3">La función principal es almacenar datos de manera permanente. La información se puede eliminar y modificar</text:p>
          <text:p text:style-name="P3"/>
        </text:list-item>
        <text:list-item>
          <text:p text:style-name="P2">¿Cuáles son las principales diferencias entre un disco duro SATA y un disco SCSI?</text:p>
          <text:p text:style-name="P3">Los discos SCSI normalmente tienen un uso más para empresas y servidores, porque son muy robustos y más caros, en cambio los disco sata son para el uso personal porque son más económicos y más manejables.</text:p>
          <text:p text:style-name="P3"/>
        </text:list-item>
        <text:list-item>
          <text:p text:style-name="P2">Menciona dos ventajas de utilizar una cabina de discos en un entorno empresarial.</text:p>
          <text:p text:style-name="P3">Proporciona una <text:span text:style-name="T2">gran capacidad de almacenamiento</text:span> de datos y tienen configuraciones que proporcionan <text:span text:style-name="T2">redundancia y mejores la fiabilidad</text:span>.</text:p>
          <text:p text:style-name="P3"/>
        </text:list-item>
        <text:list-item>
          <text:p text:style-name="P2">¿Qué tipos de dispositivos de almacenamiento óptico existen y cuál es su capacidad aproximada?</text:p>
        </text:list-item>
      </text:list>
      <text:p text:style-name="P4"><text:tab/>Tenemos estos dispositivos de almacenamiento óptico:</text:p>
      <text:list text:style-name="L2">
        <text:list-item>
          <text:list>
            <text:list-item>
              <text:p text:style-name="P5">CD (700MB)</text:p>
            </text:list-item>
            <text:list-item>
              <text:p text:style-name="P5">DVD (4.7GB)</text:p>
            </text:list-item>
            <text:list-item>
              <text:p text:style-name="P5">Blu-ray(50GB)</text:p>
            </text:list-item>
          </text:list>
        </text:list-item>
      </text:list>
      <text:list text:continue-list="list1265005741" text:style-name="L1">
        <text:list-header>
          <text:p text:style-name="P2"/>
        </text:list-header>
        <text:list-item>
          <text:p text:style-name="P2">¿Cuáles son las principales diferencias de rendimiento entre un SSD SATA y un SSD NVMe?</text:p>
          <text:p text:style-name="P6">Los SSD NVME son más rápidos, tienen menos latencia, usan interfaz PCIE pero es más caro, los SSD SATA tiene mas de la mitad de velocidad, tiene mayor latencia y usa interfaz SATA.</text:p>
          <text:p text:style-name="P6"/>
        </text:list-item>
        <text:list-item>
          <text:p text:style-name="P2">Describe el proceso para cambiar la secuencia de arranque en la BIOS.</text:p>
          <text:p text:style-name="P6">Enciende el ordenador y pulsa la tecla establecida por el fabricante de tu placa para entrar en la BIOS, navega por ella hasta el menú de arranque y verás una lista de dispositivos, usa las flechas para cambiar el orden de prioridad</text:p>
          <text:p text:style-name="P6"/>
        </text:list-item>
        <text:list-item>
          <text:p text:style-name="P2">¿En qué casos es recomendable usar un disco duro externo en un entorno de desarrollo?</text:p>
          <text:p text:style-name="P6">Para hacer copias de seguridad y si necesitas tener almacenamiento portatil</text:p>
          <text:p text:style-name="P6"/>
        </text:list-item>
        <text:list-item>
          <text:p text:style-name="P7">¿Qué ventajas ofrece un SSD PCIe sobre un disco duro tradicional?</text:p>
        </text:list-item>
      </text:list>
      <text:p text:style-name="Standard"><text:tab/><text:span text:style-name="T3">Ofrecen una gran mejoría en la velocidad, menor latencia y</text:span><text:span text:style-name="T3"> más resistent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0774" officeooo:paragraph-rsid="001d07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FORMÁTICOS<text:tab/>IES BELÉN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54:52.062000000</meta:creation-date>
    <dc:date>2024-10-31T13:45:01.618000000</dc:date>
    <meta:editing-duration>PT10M37S</meta:editing-duration>
    <meta:editing-cycles>1</meta:editing-cycles>
    <meta:document-statistic meta:table-count="0" meta:image-count="0" meta:object-count="0" meta:page-count="1" meta:paragraph-count="28" meta:word-count="320" meta:character-count="1840" meta:non-whitespace-character-count="1563"/>
    <meta:generator>LibreOffice/24.8.2.1$Windows_X86_64 LibreOffice_project/0f794b6e29741098670a3b95d60478a65d05ef13</meta:generator>
  </office:meta>
</office:document-meta>
</file>